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" table:style-name="ta1">
        <table:table-column table:style-name="co1" table:number-columns-repeated="9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number-columns-repeated="9"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Default" office:value-type="string" calcext:value-type="string">
            <text:p>a*loga</text:p>
          </table:table-cell>
          <table:table-cell table:style-name="Default" office:value-type="string" calcext:value-type="string">
            <text:p>b*logb</text:p>
          </table:table-cell>
          <table:table-cell table:style-name="Default" office:value-type="string" calcext:value-type="string">
            <text:p>(-a-b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1/6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[.H3]" office:value-type="float" office:value="0.833333333333333" calcext:value-type="float">
            <text:p>0,833333333333333</text:p>
          </table:table-cell>
          <table:table-cell table:formula="of:=[.H3]*LOG([.H3];2)" office:value-type="float" office:value="-0.430827083453526" calcext:value-type="float">
            <text:p>-,431</text:p>
          </table:table-cell>
          <table:table-cell table:formula="of:=[.I3]*LOG([.I3];2)" office:value-type="float" office:value="-0.219195338194828" calcext:value-type="float">
            <text:p>-,219</text:p>
          </table:table-cell>
          <table:table-cell table:formula="of:=-[.J3]-[.K3]" office:value-type="float" office:value="0.650022421648354" calcext:value-type="float">
            <text:p>,65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1/5</text:p>
          </table:table-cell>
          <table:table-cell table:formula="of:=1/5" office:value-type="float" office:value="0.2" calcext:value-type="float">
            <text:p>0,2</text:p>
          </table:table-cell>
          <table:table-cell table:formula="of:=1-[.H4]" office:value-type="float" office:value="0.8" calcext:value-type="float">
            <text:p>0,8</text:p>
          </table:table-cell>
          <table:table-cell table:formula="of:=[.H4]*LOG([.H4];2)" office:value-type="float" office:value="-0.464385618977472" calcext:value-type="float">
            <text:p>-,464</text:p>
          </table:table-cell>
          <table:table-cell table:formula="of:=[.I4]*LOG([.I4];2)" office:value-type="float" office:value="-0.25754247590989" calcext:value-type="float">
            <text:p>-,258</text:p>
          </table:table-cell>
          <table:table-cell table:formula="of:=-[.J4]-[.K4]" office:value-type="float" office:value="0.721928094887362" calcext:value-type="float">
            <text:p>,7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¼</text:p>
          </table:table-cell>
          <table:table-cell table:formula="of:=1/4" office:value-type="float" office:value="0.25" calcext:value-type="float">
            <text:p>0,25</text:p>
          </table:table-cell>
          <table:table-cell table:formula="of:=1-[.H5]" office:value-type="float" office:value="0.75" calcext:value-type="float">
            <text:p>0,75</text:p>
          </table:table-cell>
          <table:table-cell table:formula="of:=[.H5]*LOG([.H5];2)" office:value-type="float" office:value="-0.5" calcext:value-type="float">
            <text:p>-,500</text:p>
          </table:table-cell>
          <table:table-cell table:formula="of:=[.I5]*LOG([.I5];2)" office:value-type="float" office:value="-0.311278124459133" calcext:value-type="float">
            <text:p>-,311</text:p>
          </table:table-cell>
          <table:table-cell table:formula="of:=-[.J5]-[.K5]" office:value-type="float" office:value="0.811278124459133" calcext:value-type="float">
            <text:p>,8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/3 i 2/6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formula="of:=1-[.H6]" office:value-type="float" office:value="0.666666666666667" calcext:value-type="float">
            <text:p>0,666666666666667</text:p>
          </table:table-cell>
          <table:table-cell table:formula="of:=[.H6]*LOG([.H6];2)" office:value-type="float" office:value="-0.528320833573719" calcext:value-type="float">
            <text:p>-,528</text:p>
          </table:table-cell>
          <table:table-cell table:formula="of:=[.I6]*LOG([.I6];2)" office:value-type="float" office:value="-0.389975000480771" calcext:value-type="float">
            <text:p>-,390</text:p>
          </table:table-cell>
          <table:table-cell table:formula="of:=-[.J6]-[.K6]" office:value-type="float" office:value="0.91829583405449" calcext:value-type="float">
            <text:p>,9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/5</text:p>
          </table:table-cell>
          <table:table-cell table:formula="of:=2/5" office:value-type="float" office:value="0.4" calcext:value-type="float">
            <text:p>0,4</text:p>
          </table:table-cell>
          <table:table-cell table:formula="of:=1-[.H7]" office:value-type="float" office:value="0.6" calcext:value-type="float">
            <text:p>0,6</text:p>
          </table:table-cell>
          <table:table-cell table:formula="of:=[.H7]*LOG([.H7];2)" office:value-type="float" office:value="-0.528771237954945" calcext:value-type="float">
            <text:p>-,529</text:p>
          </table:table-cell>
          <table:table-cell table:formula="of:=[.I7]*LOG([.I7];2)" office:value-type="float" office:value="-0.442179356499724" calcext:value-type="float">
            <text:p>-,442</text:p>
          </table:table-cell>
          <table:table-cell table:formula="of:=-[.J7]-[.K7]" office:value-type="float" office:value="0.970950594454668" calcext:value-type="float">
            <text:p>,9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½ i 2/4 i 3/6</text:p>
          </table:table-cell>
          <table:table-cell table:formula="of:=3/6" office:value-type="float" office:value="0.5" calcext:value-type="float">
            <text:p>0,5</text:p>
          </table:table-cell>
          <table:table-cell table:formula="of:=1-[.H8]" office:value-type="float" office:value="0.5" calcext:value-type="float">
            <text:p>0,5</text:p>
          </table:table-cell>
          <table:table-cell table:formula="of:=[.H8]*LOG([.H8];2)" office:value-type="float" office:value="-0.5" calcext:value-type="float">
            <text:p>-,500</text:p>
          </table:table-cell>
          <table:table-cell table:formula="of:=[.I8]*LOG([.I8];2)" office:value-type="float" office:value="-0.5" calcext:value-type="float">
            <text:p>-,500</text:p>
          </table:table-cell>
          <table:table-cell table:formula="of:=-[.J8]-[.K8]" office:value-type="float" office:value="1" calcext:value-type="float">
            <text:p>1,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3/5</text:p>
          </table:table-cell>
          <table:table-cell table:formula="of:=3/5" office:value-type="float" office:value="0.6" calcext:value-type="float">
            <text:p>0,6</text:p>
          </table:table-cell>
          <table:table-cell table:formula="of:=1-[.H9]" office:value-type="float" office:value="0.4" calcext:value-type="float">
            <text:p>0,4</text:p>
          </table:table-cell>
          <table:table-cell table:formula="of:=[.H9]*LOG([.H9];2)" office:value-type="float" office:value="-0.442179356499724" calcext:value-type="float">
            <text:p>-,442</text:p>
          </table:table-cell>
          <table:table-cell table:formula="of:=[.I9]*LOG([.I9];2)" office:value-type="float" office:value="-0.528771237954945" calcext:value-type="float">
            <text:p>-,529</text:p>
          </table:table-cell>
          <table:table-cell table:formula="of:=-[.J9]-[.K9]" office:value-type="float" office:value="0.970950594454668" calcext:value-type="float">
            <text:p>,9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/3 i 4/6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formula="of:=1-[.H10]" office:value-type="float" office:value="0.333333333333333" calcext:value-type="float">
            <text:p>0,333333333333333</text:p>
          </table:table-cell>
          <table:table-cell table:formula="of:=[.H10]*LOG([.H10];2)" office:value-type="float" office:value="-0.389975000480771" calcext:value-type="float">
            <text:p>-,390</text:p>
          </table:table-cell>
          <table:table-cell table:formula="of:=[.I10]*LOG([.I10];2)" office:value-type="float" office:value="-0.528320833573719" calcext:value-type="float">
            <text:p>-,528</text:p>
          </table:table-cell>
          <table:table-cell table:formula="of:=-[.J10]-[.K10]" office:value-type="float" office:value="0.91829583405449" calcext:value-type="float">
            <text:p>,9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¾</text:p>
          </table:table-cell>
          <table:table-cell table:formula="of:=3/4" office:value-type="float" office:value="0.75" calcext:value-type="float">
            <text:p>0,75</text:p>
          </table:table-cell>
          <table:table-cell table:formula="of:=1-[.H11]" office:value-type="float" office:value="0.25" calcext:value-type="float">
            <text:p>0,25</text:p>
          </table:table-cell>
          <table:table-cell table:formula="of:=[.H11]*LOG([.H11];2)" office:value-type="float" office:value="-0.311278124459133" calcext:value-type="float">
            <text:p>-,311</text:p>
          </table:table-cell>
          <table:table-cell table:formula="of:=[.I11]*LOG([.I11];2)" office:value-type="float" office:value="-0.5" calcext:value-type="float">
            <text:p>-,500</text:p>
          </table:table-cell>
          <table:table-cell table:formula="of:=-[.J11]-[.K11]" office:value-type="float" office:value="0.811278124459133" calcext:value-type="float">
            <text:p>,8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4/5</text:p>
          </table:table-cell>
          <table:table-cell table:formula="of:=4/5" office:value-type="float" office:value="0.8" calcext:value-type="float">
            <text:p>0,8</text:p>
          </table:table-cell>
          <table:table-cell table:formula="of:=1-[.H12]" office:value-type="float" office:value="0.2" calcext:value-type="float">
            <text:p>0,2</text:p>
          </table:table-cell>
          <table:table-cell table:formula="of:=[.H12]*LOG([.H12];2)" office:value-type="float" office:value="-0.25754247590989" calcext:value-type="float">
            <text:p>-,258</text:p>
          </table:table-cell>
          <table:table-cell table:formula="of:=[.I12]*LOG([.I12];2)" office:value-type="float" office:value="-0.464385618977472" calcext:value-type="float">
            <text:p>-,464</text:p>
          </table:table-cell>
          <table:table-cell table:formula="of:=-[.J12]-[.K12]" office:value-type="float" office:value="0.721928094887362" calcext:value-type="float">
            <text:p>,7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5/6</text:p>
          </table:table-cell>
          <table:table-cell table:formula="of:=5/6" office:value-type="float" office:value="0.833333333333333" calcext:value-type="float">
            <text:p>0,833333333333333</text:p>
          </table:table-cell>
          <table:table-cell table:formula="of:=1-[.H13]" office:value-type="float" office:value="0.166666666666667" calcext:value-type="float">
            <text:p>0,166666666666667</text:p>
          </table:table-cell>
          <table:table-cell table:formula="of:=[.H13]*LOG([.H13];2)" office:value-type="float" office:value="-0.219195338194828" calcext:value-type="float">
            <text:p>-,219</text:p>
          </table:table-cell>
          <table:table-cell table:formula="of:=[.I13]*LOG([.I13];2)" office:value-type="float" office:value="-0.430827083453526" calcext:value-type="float">
            <text:p>-,431</text:p>
          </table:table-cell>
          <table:table-cell table:formula="of:=-[.J13]-[.K13]" office:value-type="float" office:value="0.650022421648354" calcext:value-type="float">
            <text:p>,6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formula="of:=([.J$24]/[.$I25])*LOG( ([.J$24]/[.$I25]) ;2)" office:value-type="float" office:value="0" calcext:value-type="float">
            <text:p>,000</text:p>
          </table:table-cell>
          <table:table-cell table:formula="of:=([.K$24]/[.$I25])*LOG( ([.K$24]/[.$I25]) ;2)" office:value-type="float" office:value="2" calcext:value-type="float">
            <text:p>2,000</text:p>
          </table:table-cell>
          <table:table-cell table:formula="of:=([.L$24]/[.$I25])*LOG( ([.L$24]/[.$I25]) ;2)" office:value-type="float" office:value="4.75488750216347" calcext:value-type="float">
            <text:p>4,755</text:p>
          </table:table-cell>
          <table:table-cell table:style-name="ce2" table:formula="of:=([.M$24]/[.$I25])*LOG( ([.M$24]/[.$I25]) ;2)" office:value-type="float" office:value="8" calcext:value-type="float">
            <text:p>8,000</text:p>
          </table:table-cell>
          <table:table-cell table:style-name="ce2" table:formula="of:=([.N$24]/[.$I25])*LOG( ([.N$24]/[.$I25]) ;2)" office:value-type="float" office:value="11.6096404744368" calcext:value-type="float">
            <text:p>11,610</text:p>
          </table:table-cell>
          <table:table-cell table:style-name="ce2" table:formula="of:=([.O$24]/[.$I25])*LOG( ([.O$24]/[.$I25]) ;2)" office:value-type="float" office:value="15.5097750043269" calcext:value-type="float">
            <text:p>15,510</text:p>
          </table:table-cell>
          <table:table-cell table:style-name="ce2" table:formula="of:=([.P$24]/[.$I25])*LOG( ([.P$24]/[.$I25]) ;2)" office:value-type="float" office:value="19.6514844544032" calcext:value-type="float">
            <text:p>19,651</text:p>
          </table:table-cell>
          <table:table-cell table:style-name="ce2" table:formula="of:=([.Q$24]/[.$I25])*LOG( ([.Q$24]/[.$I25]) ;2)" office:value-type="float" office:value="24" calcext:value-type="float">
            <text:p>24,000</text:p>
          </table:table-cell>
          <table:table-cell table:style-name="ce2" table:formula="of:=([.R$24]/[.$I25])*LOG( ([.R$24]/[.$I25]) ;2)" office:value-type="float" office:value="28.5293250129808" calcext:value-type="float">
            <text:p>28,529</text:p>
          </table:table-cell>
          <table:table-cell table:style-name="ce2" table:formula="of:=([.S$24]/[.$I25])*LOG( ([.S$24]/[.$I25]) ;2)" office:value-type="float" office:value="33.2192809488736" calcext:value-type="float">
            <text:p>33,219</text:p>
          </table:table-cell>
          <table:table-cell table:style-name="ce2" table:formula="of:=([.T$24]/[.$I25])*LOG( ([.T$24]/[.$I25]) ;2)" office:value-type="float" office:value="38.0537478050103" calcext:value-type="float">
            <text:p>38,054</text:p>
          </table:table-cell>
          <table:table-cell table:style-name="ce2" table:formula="of:=([.U$24]/[.$I25])*LOG( ([.U$24]/[.$I25]) ;2)" office:value-type="float" office:value="43.0195500086539" calcext:value-type="float">
            <text:p>43,020</text:p>
          </table:table-cell>
          <table:table-cell table:style-name="ce2" table:formula="of:=([.V$24]/[.$I25])*LOG( ([.V$24]/[.$I25]) ;2)" office:value-type="float" office:value="48.1057163358342" calcext:value-type="float">
            <text:p>48,106</text:p>
          </table:table-cell>
          <table:table-cell table:style-name="ce2" table:formula="of:=([.W$24]/[.$I25])*LOG( ([.W$24]/[.$I25]) ;2)" office:value-type="float" office:value="53.3029689088064" calcext:value-type="float">
            <text:p>53,303</text:p>
          </table:table-cell>
          <table:table-cell table:style-name="ce2" table:formula="of:=([.X$24]/[.$I25])*LOG( ([.X$24]/[.$I25]) ;2)" office:value-type="float" office:value="58.6033589341278" calcext:value-type="float">
            <text:p>58,603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([.J$24]/[.$I26])*LOG( ([.J$24]/[.$I26]) ;2)" office:value-type="float" office:value="-0.5" calcext:value-type="float">
            <text:p>-,500</text:p>
          </table:table-cell>
          <table:table-cell table:formula="of:=([.K$24]/[.$I26])*LOG( ([.K$24]/[.$I26]) ;2)" office:value-type="float" office:value="0" calcext:value-type="float">
            <text:p>,000</text:p>
          </table:table-cell>
          <table:table-cell table:formula="of:=([.L$24]/[.$I26])*LOG( ([.L$24]/[.$I26]) ;2)" office:value-type="float" office:value="0.877443751081734" calcext:value-type="float">
            <text:p>,877</text:p>
          </table:table-cell>
          <table:table-cell table:style-name="ce2" table:formula="of:=([.M$24]/[.$I26])*LOG( ([.M$24]/[.$I26]) ;2)" office:value-type="float" office:value="2" calcext:value-type="float">
            <text:p>2,000</text:p>
          </table:table-cell>
          <table:table-cell table:style-name="ce2" table:formula="of:=([.N$24]/[.$I26])*LOG( ([.N$24]/[.$I26]) ;2)" office:value-type="float" office:value="3.30482023721841" calcext:value-type="float">
            <text:p>3,305</text:p>
          </table:table-cell>
          <table:table-cell table:style-name="ce2" table:formula="of:=([.O$24]/[.$I26])*LOG( ([.O$24]/[.$I26]) ;2)" office:value-type="float" office:value="4.75488750216347" calcext:value-type="float">
            <text:p>4,755</text:p>
          </table:table-cell>
          <table:table-cell table:style-name="ce2" table:formula="of:=([.P$24]/[.$I26])*LOG( ([.P$24]/[.$I26]) ;2)" office:value-type="float" office:value="6.32574222720162" calcext:value-type="float">
            <text:p>6,326</text:p>
          </table:table-cell>
          <table:table-cell table:style-name="ce2" table:formula="of:=([.Q$24]/[.$I26])*LOG( ([.Q$24]/[.$I26]) ;2)" office:value-type="float" office:value="8" calcext:value-type="float">
            <text:p>8,000</text:p>
          </table:table-cell>
          <table:table-cell table:style-name="ce2" table:formula="of:=([.R$24]/[.$I26])*LOG( ([.R$24]/[.$I26]) ;2)" office:value-type="float" office:value="9.76466250649041" calcext:value-type="float">
            <text:p>9,765</text:p>
          </table:table-cell>
          <table:table-cell table:style-name="ce2" table:formula="of:=([.S$24]/[.$I26])*LOG( ([.S$24]/[.$I26]) ;2)" office:value-type="float" office:value="11.6096404744368" calcext:value-type="float">
            <text:p>11,610</text:p>
          </table:table-cell>
          <table:table-cell table:style-name="ce2" table:formula="of:=([.T$24]/[.$I26])*LOG( ([.T$24]/[.$I26]) ;2)" office:value-type="float" office:value="13.5268739025051" calcext:value-type="float">
            <text:p>13,527</text:p>
          </table:table-cell>
          <table:table-cell table:style-name="ce2" table:formula="of:=([.U$24]/[.$I26])*LOG( ([.U$24]/[.$I26]) ;2)" office:value-type="float" office:value="15.5097750043269" calcext:value-type="float">
            <text:p>15,510</text:p>
          </table:table-cell>
          <table:table-cell table:style-name="ce2" table:formula="of:=([.V$24]/[.$I26])*LOG( ([.V$24]/[.$I26]) ;2)" office:value-type="float" office:value="17.5528581679171" calcext:value-type="float">
            <text:p>17,553</text:p>
          </table:table-cell>
          <table:table-cell table:style-name="ce2" table:formula="of:=([.W$24]/[.$I26])*LOG( ([.W$24]/[.$I26]) ;2)" office:value-type="float" office:value="19.6514844544032" calcext:value-type="float">
            <text:p>19,651</text:p>
          </table:table-cell>
          <table:table-cell table:style-name="ce2" table:formula="of:=([.X$24]/[.$I26])*LOG( ([.X$24]/[.$I26]) ;2)" office:value-type="float" office:value="21.8016794670639" calcext:value-type="float">
            <text:p>21,802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([.J$24]/[.$I27])*LOG( ([.J$24]/[.$I27]) ;2)" office:value-type="float" office:value="-0.528320833573719" calcext:value-type="float">
            <text:p>-,528</text:p>
          </table:table-cell>
          <table:table-cell table:formula="of:=([.K$24]/[.$I27])*LOG( ([.K$24]/[.$I27]) ;2)" office:value-type="float" office:value="-0.389975000480771" calcext:value-type="float">
            <text:p>-,390</text:p>
          </table:table-cell>
          <table:table-cell table:formula="of:=([.L$24]/[.$I27])*LOG( ([.L$24]/[.$I27]) ;2)" office:value-type="float" office:value="0" calcext:value-type="float">
            <text:p>,000</text:p>
          </table:table-cell>
          <table:table-cell table:style-name="ce2" table:formula="of:=([.M$24]/[.$I27])*LOG( ([.M$24]/[.$I27]) ;2)" office:value-type="float" office:value="0.553383332371792" calcext:value-type="float">
            <text:p>,553</text:p>
          </table:table-cell>
          <table:table-cell table:style-name="ce2" table:formula="of:=([.N$24]/[.$I27])*LOG( ([.N$24]/[.$I27]) ;2)" office:value-type="float" office:value="1.22827599027701" calcext:value-type="float">
            <text:p>1,228</text:p>
          </table:table-cell>
          <table:table-cell table:style-name="ce2" table:formula="of:=([.O$24]/[.$I27])*LOG( ([.O$24]/[.$I27]) ;2)" office:value-type="float" office:value="2" calcext:value-type="float">
            <text:p>2,000</text:p>
          </table:table-cell>
          <table:table-cell table:style-name="ce2" table:formula="of:=([.P$24]/[.$I27])*LOG( ([.P$24]/[.$I27]) ;2)" office:value-type="float" office:value="2.85224898311838" calcext:value-type="float">
            <text:p>2,852</text:p>
          </table:table-cell>
          <table:table-cell table:style-name="ce2" table:formula="of:=([.Q$24]/[.$I27])*LOG( ([.Q$24]/[.$I27]) ;2)" office:value-type="float" office:value="3.77343333141025" calcext:value-type="float">
            <text:p>3,773</text:p>
          </table:table-cell>
          <table:table-cell table:style-name="ce2" table:formula="of:=([.R$24]/[.$I27])*LOG( ([.R$24]/[.$I27]) ;2)" office:value-type="float" office:value="4.75488750216347" calcext:value-type="float">
            <text:p>4,755</text:p>
          </table:table-cell>
          <table:table-cell table:style-name="ce2" table:formula="of:=([.S$24]/[.$I27])*LOG( ([.S$24]/[.$I27]) ;2)" office:value-type="float" office:value="5.78988531388735" calcext:value-type="float">
            <text:p>5,790</text:p>
          </table:table-cell>
          <table:table-cell table:style-name="ce2" table:formula="of:=([.T$24]/[.$I27])*LOG( ([.T$24]/[.$I27]) ;2)" office:value-type="float" office:value="6.87305343235918" calcext:value-type="float">
            <text:p>6,873</text:p>
          </table:table-cell>
          <table:table-cell table:style-name="ce2" table:formula="of:=([.U$24]/[.$I27])*LOG( ([.U$24]/[.$I27]) ;2)" office:value-type="float" office:value="8" calcext:value-type="float">
            <text:p>8,000</text:p>
          </table:table-cell>
          <table:table-cell table:style-name="ce2" table:formula="of:=([.V$24]/[.$I27])*LOG( ([.V$24]/[.$I27]) ;2)" office:value-type="float" office:value="9.16706794215306" calcext:value-type="float">
            <text:p>9,167</text:p>
          </table:table-cell>
          <table:table-cell table:style-name="ce2" table:formula="of:=([.W$24]/[.$I27])*LOG( ([.W$24]/[.$I27]) ;2)" office:value-type="float" office:value="10.3711646329034" calcext:value-type="float">
            <text:p>10,371</text:p>
          </table:table-cell>
          <table:table-cell table:style-name="ce2" table:formula="of:=([.X$24]/[.$I27])*LOG( ([.X$24]/[.$I27]) ;2)" office:value-type="float" office:value="11.6096404744368" calcext:value-type="float">
            <text:p>11,610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([.J$24]/[.$I28])*LOG( ([.J$24]/[.$I28]) ;2)" office:value-type="float" office:value="-0.5" calcext:value-type="float">
            <text:p>-,500</text:p>
          </table:table-cell>
          <table:table-cell table:formula="of:=([.K$24]/[.$I28])*LOG( ([.K$24]/[.$I28]) ;2)" office:value-type="float" office:value="-0.5" calcext:value-type="float">
            <text:p>-,500</text:p>
          </table:table-cell>
          <table:table-cell table:formula="of:=([.L$24]/[.$I28])*LOG( ([.L$24]/[.$I28]) ;2)" office:value-type="float" office:value="-0.311278124459133" calcext:value-type="float">
            <text:p>-,311</text:p>
          </table:table-cell>
          <table:table-cell table:style-name="ce2" table:formula="of:=([.M$24]/[.$I28])*LOG( ([.M$24]/[.$I28]) ;2)" office:value-type="float" office:value="0" calcext:value-type="float">
            <text:p>,000</text:p>
          </table:table-cell>
          <table:table-cell table:style-name="ce2" table:formula="of:=([.N$24]/[.$I28])*LOG( ([.N$24]/[.$I28]) ;2)" office:value-type="float" office:value="0.402410118609203" calcext:value-type="float">
            <text:p>,402</text:p>
          </table:table-cell>
          <table:table-cell table:style-name="ce2" table:formula="of:=([.O$24]/[.$I28])*LOG( ([.O$24]/[.$I28]) ;2)" office:value-type="float" office:value="0.877443751081734" calcext:value-type="float">
            <text:p>,877</text:p>
          </table:table-cell>
          <table:table-cell table:style-name="ce2" table:formula="of:=([.P$24]/[.$I28])*LOG( ([.P$24]/[.$I28]) ;2)" office:value-type="float" office:value="1.41287111360081" calcext:value-type="float">
            <text:p>1,413</text:p>
          </table:table-cell>
          <table:table-cell table:style-name="ce2" table:formula="of:=([.Q$24]/[.$I28])*LOG( ([.Q$24]/[.$I28]) ;2)" office:value-type="float" office:value="2" calcext:value-type="float">
            <text:p>2,000</text:p>
          </table:table-cell>
          <table:table-cell table:style-name="ce2" table:formula="of:=([.R$24]/[.$I28])*LOG( ([.R$24]/[.$I28]) ;2)" office:value-type="float" office:value="2.6323312532452" calcext:value-type="float">
            <text:p>2,632</text:p>
          </table:table-cell>
          <table:table-cell table:style-name="ce2" table:formula="of:=([.S$24]/[.$I28])*LOG( ([.S$24]/[.$I28]) ;2)" office:value-type="float" office:value="3.30482023721841" calcext:value-type="float">
            <text:p>3,305</text:p>
          </table:table-cell>
          <table:table-cell table:style-name="ce2" table:formula="of:=([.T$24]/[.$I28])*LOG( ([.T$24]/[.$I28]) ;2)" office:value-type="float" office:value="4.01343695125257" calcext:value-type="float">
            <text:p>4,013</text:p>
          </table:table-cell>
          <table:table-cell table:style-name="ce2" table:formula="of:=([.U$24]/[.$I28])*LOG( ([.U$24]/[.$I28]) ;2)" office:value-type="float" office:value="4.75488750216347" calcext:value-type="float">
            <text:p>4,755</text:p>
          </table:table-cell>
          <table:table-cell table:style-name="ce2" table:formula="of:=([.V$24]/[.$I28])*LOG( ([.V$24]/[.$I28]) ;2)" office:value-type="float" office:value="5.52642908395855" calcext:value-type="float">
            <text:p>5,526</text:p>
          </table:table-cell>
          <table:table-cell table:style-name="ce2" table:formula="of:=([.W$24]/[.$I28])*LOG( ([.W$24]/[.$I28]) ;2)" office:value-type="float" office:value="6.32574222720162" calcext:value-type="float">
            <text:p>6,326</text:p>
          </table:table-cell>
          <table:table-cell table:style-name="ce2" table:formula="of:=([.X$24]/[.$I28])*LOG( ([.X$24]/[.$I28]) ;2)" office:value-type="float" office:value="7.15083973353195" calcext:value-type="float">
            <text:p>7,15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([.J$24]/[.$I29])*LOG( ([.J$24]/[.$I29]) ;2)" office:value-type="float" office:value="-0.464385618977472" calcext:value-type="float">
            <text:p>-,464</text:p>
          </table:table-cell>
          <table:table-cell table:formula="of:=([.K$24]/[.$I29])*LOG( ([.K$24]/[.$I29]) ;2)" office:value-type="float" office:value="-0.528771237954945" calcext:value-type="float">
            <text:p>-,529</text:p>
          </table:table-cell>
          <table:table-cell table:formula="of:=([.L$24]/[.$I29])*LOG( ([.L$24]/[.$I29]) ;2)" office:value-type="float" office:value="-0.442179356499724" calcext:value-type="float">
            <text:p>-,442</text:p>
          </table:table-cell>
          <table:table-cell table:style-name="ce2" table:formula="of:=([.M$24]/[.$I29])*LOG( ([.M$24]/[.$I29]) ;2)" office:value-type="float" office:value="-0.25754247590989" calcext:value-type="float">
            <text:p>-,258</text:p>
          </table:table-cell>
          <table:table-cell table:style-name="ce2" table:formula="of:=([.N$24]/[.$I29])*LOG( ([.N$24]/[.$I29]) ;2)" office:value-type="float" office:value="0" calcext:value-type="float">
            <text:p>,000</text:p>
          </table:table-cell>
          <table:table-cell table:style-name="ce2" table:formula="of:=([.O$24]/[.$I29])*LOG( ([.O$24]/[.$I29]) ;2)" office:value-type="float" office:value="0.315641287000553" calcext:value-type="float">
            <text:p>,316</text:p>
          </table:table-cell>
          <table:table-cell table:style-name="ce2" table:formula="of:=([.P$24]/[.$I29])*LOG( ([.P$24]/[.$I29]) ;2)" office:value-type="float" office:value="0.679597558038338" calcext:value-type="float">
            <text:p>,680</text:p>
          </table:table-cell>
          <table:table-cell table:style-name="ce2" table:formula="of:=([.Q$24]/[.$I29])*LOG( ([.Q$24]/[.$I29]) ;2)" office:value-type="float" office:value="1.08491504818022" calcext:value-type="float">
            <text:p>1,085</text:p>
          </table:table-cell>
          <table:table-cell table:style-name="ce2" table:formula="of:=([.R$24]/[.$I29])*LOG( ([.R$24]/[.$I29]) ;2)" office:value-type="float" office:value="1.52639443179891" calcext:value-type="float">
            <text:p>1,526</text:p>
          </table:table-cell>
          <table:table-cell table:style-name="ce2" table:formula="of:=([.S$24]/[.$I29])*LOG( ([.S$24]/[.$I29]) ;2)" office:value-type="float" office:value="2" calcext:value-type="float">
            <text:p>2,000</text:p>
          </table:table-cell>
          <table:table-cell table:style-name="ce2" table:formula="of:=([.T$24]/[.$I29])*LOG( ([.T$24]/[.$I29]) ;2)" office:value-type="float" office:value="2.50250775224986" calcext:value-type="float">
            <text:p>2,503</text:p>
          </table:table-cell>
          <table:table-cell table:style-name="ce2" table:formula="of:=([.U$24]/[.$I29])*LOG( ([.U$24]/[.$I29]) ;2)" office:value-type="float" office:value="3.0312825740011" calcext:value-type="float">
            <text:p>3,031</text:p>
          </table:table-cell>
          <table:table-cell table:style-name="ce2" table:formula="of:=([.V$24]/[.$I29])*LOG( ([.V$24]/[.$I29]) ;2)" office:value-type="float" office:value="3.5841302204597" calcext:value-type="float">
            <text:p>3,584</text:p>
          </table:table-cell>
          <table:table-cell table:style-name="ce2" table:formula="of:=([.W$24]/[.$I29])*LOG( ([.W$24]/[.$I29]) ;2)" office:value-type="float" office:value="4.15919511607668" calcext:value-type="float">
            <text:p>4,159</text:p>
          </table:table-cell>
          <table:table-cell table:style-name="ce2" table:formula="of:=([.X$24]/[.$I29])*LOG( ([.X$24]/[.$I29]) ;2)" office:value-type="float" office:value="4.75488750216347" calcext:value-type="float">
            <text:p>4,75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([.J$24]/[.$I30])*LOG( ([.J$24]/[.$I30]) ;2)" office:value-type="float" office:value="-0.430827083453526" calcext:value-type="float">
            <text:p>-,431</text:p>
          </table:table-cell>
          <table:table-cell table:formula="of:=([.K$24]/[.$I30])*LOG( ([.K$24]/[.$I30]) ;2)" office:value-type="float" office:value="-0.528320833573719" calcext:value-type="float">
            <text:p>-,528</text:p>
          </table:table-cell>
          <table:table-cell table:formula="of:=([.L$24]/[.$I30])*LOG( ([.L$24]/[.$I30]) ;2)" office:value-type="float" office:value="-0.5" calcext:value-type="float">
            <text:p>-,500</text:p>
          </table:table-cell>
          <table:table-cell table:style-name="ce2" table:formula="of:=([.M$24]/[.$I30])*LOG( ([.M$24]/[.$I30]) ;2)" office:value-type="float" office:value="-0.389975000480771" calcext:value-type="float">
            <text:p>-,390</text:p>
          </table:table-cell>
          <table:table-cell table:style-name="ce2" table:formula="of:=([.N$24]/[.$I30])*LOG( ([.N$24]/[.$I30]) ;2)" office:value-type="float" office:value="-0.219195338194828" calcext:value-type="float">
            <text:p>-,219</text:p>
          </table:table-cell>
          <table:table-cell table:style-name="ce2" table:formula="of:=([.O$24]/[.$I30])*LOG( ([.O$24]/[.$I30]) ;2)" office:value-type="float" office:value="0" calcext:value-type="float">
            <text:p>,000</text:p>
          </table:table-cell>
          <table:table-cell table:style-name="ce2" table:formula="of:=([.P$24]/[.$I30])*LOG( ([.P$24]/[.$I30]) ;2)" office:value-type="float" office:value="0.259457824892523" calcext:value-type="float">
            <text:p>,259</text:p>
          </table:table-cell>
          <table:table-cell table:style-name="ce2" table:formula="of:=([.Q$24]/[.$I30])*LOG( ([.Q$24]/[.$I30]) ;2)" office:value-type="float" office:value="0.553383332371792" calcext:value-type="float">
            <text:p>,553</text:p>
          </table:table-cell>
          <table:table-cell table:style-name="ce2" table:formula="of:=([.R$24]/[.$I30])*LOG( ([.R$24]/[.$I30]) ;2)" office:value-type="float" office:value="0.877443751081734" calcext:value-type="float">
            <text:p>,877</text:p>
          </table:table-cell>
          <table:table-cell table:style-name="ce2" table:formula="of:=([.S$24]/[.$I30])*LOG( ([.S$24]/[.$I30]) ;2)" office:value-type="float" office:value="1.22827599027701" calcext:value-type="float">
            <text:p>1,228</text:p>
          </table:table-cell>
          <table:table-cell table:style-name="ce2" table:formula="of:=([.T$24]/[.$I30])*LOG( ([.T$24]/[.$I30]) ;2)" office:value-type="float" office:value="1.60319338284626" calcext:value-type="float">
            <text:p>1,603</text:p>
          </table:table-cell>
          <table:table-cell table:style-name="ce2" table:formula="of:=([.U$24]/[.$I30])*LOG( ([.U$24]/[.$I30]) ;2)" office:value-type="float" office:value="2" calcext:value-type="float">
            <text:p>2,000</text:p>
          </table:table-cell>
          <table:table-cell table:style-name="ce2" table:formula="of:=([.V$24]/[.$I30])*LOG( ([.V$24]/[.$I30]) ;2)" office:value-type="float" office:value="2.41686730440986" calcext:value-type="float">
            <text:p>2,417</text:p>
          </table:table-cell>
          <table:table-cell table:style-name="ce2" table:formula="of:=([.W$24]/[.$I30])*LOG( ([.W$24]/[.$I30]) ;2)" office:value-type="float" office:value="2.85224898311838" calcext:value-type="float">
            <text:p>2,852</text:p>
          </table:table-cell>
          <table:table-cell table:style-name="ce2" table:formula="of:=([.X$24]/[.$I30])*LOG( ([.X$24]/[.$I30]) ;2)" office:value-type="float" office:value="3.30482023721841" calcext:value-type="float">
            <text:p>3,3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([.J$24]/[.$I31])*LOG( ([.J$24]/[.$I31]) ;2)" office:value-type="float" office:value="-0.401050703151086" calcext:value-type="float">
            <text:p>-,401</text:p>
          </table:table-cell>
          <table:table-cell table:formula="of:=([.K$24]/[.$I31])*LOG( ([.K$24]/[.$I31]) ;2)" office:value-type="float" office:value="-0.516387120587887" calcext:value-type="float">
            <text:p>-,516</text:p>
          </table:table-cell>
          <table:table-cell table:formula="of:=([.L$24]/[.$I31])*LOG( ([.L$24]/[.$I31]) ;2)" office:value-type="float" office:value="-0.523882466287049" calcext:value-type="float">
            <text:p>-,524</text:p>
          </table:table-cell>
          <table:table-cell table:style-name="ce2" table:formula="of:=([.M$24]/[.$I31])*LOG( ([.M$24]/[.$I31]) ;2)" office:value-type="float" office:value="-0.461345669747202" calcext:value-type="float">
            <text:p>-,461</text:p>
          </table:table-cell>
          <table:table-cell table:style-name="ce2" table:formula="of:=([.N$24]/[.$I31])*LOG( ([.N$24]/[.$I31]) ;2)" office:value-type="float" office:value="-0.346733447978744" calcext:value-type="float">
            <text:p>-,347</text:p>
          </table:table-cell>
          <table:table-cell table:style-name="ce2" table:formula="of:=([.O$24]/[.$I31])*LOG( ([.O$24]/[.$I31]) ;2)" office:value-type="float" office:value="-0.190622075431241" calcext:value-type="float">
            <text:p>-,191</text:p>
          </table:table-cell>
          <table:table-cell table:style-name="ce2" table:formula="of:=([.P$24]/[.$I31])*LOG( ([.P$24]/[.$I31]) ;2)" office:value-type="float" office:value="0" calcext:value-type="float">
            <text:p>,000</text:p>
          </table:table-cell>
          <table:table-cell table:style-name="ce2" table:formula="of:=([.Q$24]/[.$I31])*LOG( ([.Q$24]/[.$I31]) ;2)" office:value-type="float" office:value="0.220165803362738" calcext:value-type="float">
            <text:p>,220</text:p>
          </table:table-cell>
          <table:table-cell table:style-name="ce2" table:formula="of:=([.R$24]/[.$I31])*LOG( ([.R$24]/[.$I31]) ;2)" office:value-type="float" office:value="0.466161530637482" calcext:value-type="float">
            <text:p>,466</text:p>
          </table:table-cell>
          <table:table-cell table:style-name="ce2" table:formula="of:=([.S$24]/[.$I31])*LOG( ([.S$24]/[.$I31]) ;2)" office:value-type="float" office:value="0.73510453261394" calcext:value-type="float">
            <text:p>,735</text:p>
          </table:table-cell>
          <table:table-cell table:style-name="ce2" table:formula="of:=([.T$24]/[.$I31])*LOG( ([.T$24]/[.$I31]) ;2)" office:value-type="float" office:value="1.02469195176809" calcext:value-type="float">
            <text:p>1,025</text:p>
          </table:table-cell>
          <table:table-cell table:style-name="ce2" table:formula="of:=([.U$24]/[.$I31])*LOG( ([.U$24]/[.$I31]) ;2)" office:value-type="float" office:value="1.33304156342323" calcext:value-type="float">
            <text:p>1,333</text:p>
          </table:table-cell>
          <table:table-cell table:style-name="ce2" table:formula="of:=([.V$24]/[.$I31])*LOG( ([.V$24]/[.$I31]) ;2)" office:value-type="float" office:value="1.65858604986934" calcext:value-type="float">
            <text:p>1,659</text:p>
          </table:table-cell>
          <table:table-cell table:style-name="ce2" table:formula="of:=([.W$24]/[.$I31])*LOG( ([.W$24]/[.$I31]) ;2)" office:value-type="float" office:value="2" calcext:value-type="float">
            <text:p>2,000</text:p>
          </table:table-cell>
          <table:table-cell table:style-name="ce2" table:formula="of:=([.X$24]/[.$I31])*LOG( ([.X$24]/[.$I31]) ;2)" office:value-type="float" office:value="2.35614787189482" calcext:value-type="float">
            <text:p>2,356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([.J$24]/[.$I32])*LOG( ([.J$24]/[.$I32]) ;2)" office:value-type="float" office:value="-0.375" calcext:value-type="float">
            <text:p>-,375</text:p>
          </table:table-cell>
          <table:table-cell table:formula="of:=([.K$24]/[.$I32])*LOG( ([.K$24]/[.$I32]) ;2)" office:value-type="float" office:value="-0.5" calcext:value-type="float">
            <text:p>-,500</text:p>
          </table:table-cell>
          <table:table-cell table:formula="of:=([.L$24]/[.$I32])*LOG( ([.L$24]/[.$I32]) ;2)" office:value-type="float" office:value="-0.530639062229566" calcext:value-type="float">
            <text:p>-,531</text:p>
          </table:table-cell>
          <table:table-cell table:style-name="ce2" table:formula="of:=([.M$24]/[.$I32])*LOG( ([.M$24]/[.$I32]) ;2)" office:value-type="float" office:value="-0.5" calcext:value-type="float">
            <text:p>-,500</text:p>
          </table:table-cell>
          <table:table-cell table:style-name="ce2" table:formula="of:=([.N$24]/[.$I32])*LOG( ([.N$24]/[.$I32]) ;2)" office:value-type="float" office:value="-0.423794940695399" calcext:value-type="float">
            <text:p>-,424</text:p>
          </table:table-cell>
          <table:table-cell table:style-name="ce2" table:formula="of:=([.O$24]/[.$I32])*LOG( ([.O$24]/[.$I32]) ;2)" office:value-type="float" office:value="-0.311278124459133" calcext:value-type="float">
            <text:p>-,311</text:p>
          </table:table-cell>
          <table:table-cell table:style-name="ce2" table:formula="of:=([.P$24]/[.$I32])*LOG( ([.P$24]/[.$I32]) ;2)" office:value-type="float" office:value="-0.168564443199596" calcext:value-type="float">
            <text:p>-,169</text:p>
          </table:table-cell>
          <table:table-cell table:style-name="ce2" table:formula="of:=([.Q$24]/[.$I32])*LOG( ([.Q$24]/[.$I32]) ;2)" office:value-type="float" office:value="0" calcext:value-type="float">
            <text:p>,000</text:p>
          </table:table-cell>
          <table:table-cell table:style-name="ce2" table:formula="of:=([.R$24]/[.$I32])*LOG( ([.R$24]/[.$I32]) ;2)" office:value-type="float" office:value="0.191165626622601" calcext:value-type="float">
            <text:p>,191</text:p>
          </table:table-cell>
          <table:table-cell table:style-name="ce2" table:formula="of:=([.S$24]/[.$I32])*LOG( ([.S$24]/[.$I32]) ;2)" office:value-type="float" office:value="0.402410118609203" calcext:value-type="float">
            <text:p>,402</text:p>
          </table:table-cell>
          <table:table-cell table:style-name="ce2" table:formula="of:=([.T$24]/[.$I32])*LOG( ([.T$24]/[.$I32]) ;2)" office:value-type="float" office:value="0.631718475626284" calcext:value-type="float">
            <text:p>,632</text:p>
          </table:table-cell>
          <table:table-cell table:style-name="ce2" table:formula="of:=([.U$24]/[.$I32])*LOG( ([.U$24]/[.$I32]) ;2)" office:value-type="float" office:value="0.877443751081734" calcext:value-type="float">
            <text:p>,877</text:p>
          </table:table-cell>
          <table:table-cell table:style-name="ce2" table:formula="of:=([.V$24]/[.$I32])*LOG( ([.V$24]/[.$I32]) ;2)" office:value-type="float" office:value="1.13821454197927" calcext:value-type="float">
            <text:p>1,138</text:p>
          </table:table-cell>
          <table:table-cell table:style-name="ce2" table:formula="of:=([.W$24]/[.$I32])*LOG( ([.W$24]/[.$I32]) ;2)" office:value-type="float" office:value="1.41287111360081" calcext:value-type="float">
            <text:p>1,413</text:p>
          </table:table-cell>
          <table:table-cell table:style-name="ce2" table:formula="of:=([.X$24]/[.$I32])*LOG( ([.X$24]/[.$I32]) ;2)" office:value-type="float" office:value="1.70041986676597" calcext:value-type="float">
            <text:p>1,700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([.J$24]/[.$I33])*LOG( ([.J$24]/[.$I33]) ;2)" office:value-type="float" office:value="-0.352213889049146" calcext:value-type="float">
            <text:p>-,352</text:p>
          </table:table-cell>
          <table:table-cell table:formula="of:=([.K$24]/[.$I33])*LOG( ([.K$24]/[.$I33]) ;2)" office:value-type="float" office:value="-0.482205555876069" calcext:value-type="float">
            <text:p>-,482</text:p>
          </table:table-cell>
          <table:table-cell table:formula="of:=([.L$24]/[.$I33])*LOG( ([.L$24]/[.$I33]) ;2)" office:value-type="float" office:value="-0.528320833573719" calcext:value-type="float">
            <text:p>-,528</text:p>
          </table:table-cell>
          <table:table-cell table:style-name="ce2" table:formula="of:=([.M$24]/[.$I33])*LOG( ([.M$24]/[.$I33]) ;2)" office:value-type="float" office:value="-0.519966667307694" calcext:value-type="float">
            <text:p>-,520</text:p>
          </table:table-cell>
          <table:table-cell table:style-name="ce2" table:formula="of:=([.N$24]/[.$I33])*LOG( ([.N$24]/[.$I33]) ;2)" office:value-type="float" office:value="-0.471109392530528" calcext:value-type="float">
            <text:p>-,471</text:p>
          </table:table-cell>
          <table:table-cell table:style-name="ce2" table:formula="of:=([.O$24]/[.$I33])*LOG( ([.O$24]/[.$I33]) ;2)" office:value-type="float" office:value="-0.389975000480771" calcext:value-type="float">
            <text:p>-,390</text:p>
          </table:table-cell>
          <table:table-cell table:style-name="ce2" table:formula="of:=([.P$24]/[.$I33])*LOG( ([.P$24]/[.$I33]) ;2)" office:value-type="float" office:value="-0.281998950632551" calcext:value-type="float">
            <text:p>-,282</text:p>
          </table:table-cell>
          <table:table-cell table:style-name="ce2" table:formula="of:=([.Q$24]/[.$I33])*LOG( ([.Q$24]/[.$I33]) ;2)" office:value-type="float" office:value="-0.1510444457265" calcext:value-type="float">
            <text:p>-,151</text:p>
          </table:table-cell>
          <table:table-cell table:style-name="ce2" table:formula="of:=([.R$24]/[.$I33])*LOG( ([.R$24]/[.$I33]) ;2)" office:value-type="float" office:value="0" calcext:value-type="float">
            <text:p>,000</text:p>
          </table:table-cell>
          <table:table-cell table:style-name="ce2" table:formula="of:=([.S$24]/[.$I33])*LOG( ([.S$24]/[.$I33]) ;2)" office:value-type="float" office:value="0.168892326050056" calcext:value-type="float">
            <text:p>,169</text:p>
          </table:table-cell>
          <table:table-cell table:style-name="ce2" table:formula="of:=([.T$24]/[.$I33])*LOG( ([.T$24]/[.$I33]) ;2)" office:value-type="float" office:value="0.353841421016093" calcext:value-type="float">
            <text:p>,354</text:p>
          </table:table-cell>
          <table:table-cell table:style-name="ce2" table:formula="of:=([.U$24]/[.$I33])*LOG( ([.U$24]/[.$I33]) ;2)" office:value-type="float" office:value="0.553383332371792" calcext:value-type="float">
            <text:p>,553</text:p>
          </table:table-cell>
          <table:table-cell table:style-name="ce2" table:formula="of:=([.V$24]/[.$I33])*LOG( ([.V$24]/[.$I33]) ;2)" office:value-type="float" office:value="0.766299035231571" calcext:value-type="float">
            <text:p>,766</text:p>
          </table:table-cell>
          <table:table-cell table:style-name="ce2" table:formula="of:=([.W$24]/[.$I33])*LOG( ([.W$24]/[.$I33]) ;2)" office:value-type="float" office:value="0.991557654290454" calcext:value-type="float">
            <text:p>,992</text:p>
          </table:table-cell>
          <table:table-cell table:style-name="ce2" table:formula="of:=([.X$24]/[.$I33])*LOG( ([.X$24]/[.$I33]) ;2)" office:value-type="float" office:value="1.22827599027701" calcext:value-type="float">
            <text:p>1,228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J$24]/[.$I34])*LOG( ([.J$24]/[.$I34]) ;2)" office:value-type="float" office:value="-0.332192809488736" calcext:value-type="float">
            <text:p>-,332</text:p>
          </table:table-cell>
          <table:table-cell table:formula="of:=([.K$24]/[.$I34])*LOG( ([.K$24]/[.$I34]) ;2)" office:value-type="float" office:value="-0.464385618977472" calcext:value-type="float">
            <text:p>-,464</text:p>
          </table:table-cell>
          <table:table-cell table:formula="of:=([.L$24]/[.$I34])*LOG( ([.L$24]/[.$I34]) ;2)" office:value-type="float" office:value="-0.521089678249862" calcext:value-type="float">
            <text:p>-,521</text:p>
          </table:table-cell>
          <table:table-cell table:style-name="ce2" table:formula="of:=([.M$24]/[.$I34])*LOG( ([.M$24]/[.$I34]) ;2)" office:value-type="float" office:value="-0.528771237954945" calcext:value-type="float">
            <text:p>-,529</text:p>
          </table:table-cell>
          <table:table-cell table:style-name="ce2" table:formula="of:=([.N$24]/[.$I34])*LOG( ([.N$24]/[.$I34]) ;2)" office:value-type="float" office:value="-0.5" calcext:value-type="float">
            <text:p>-,500</text:p>
          </table:table-cell>
          <table:table-cell table:style-name="ce2" table:formula="of:=([.O$24]/[.$I34])*LOG( ([.O$24]/[.$I34]) ;2)" office:value-type="float" office:value="-0.442179356499724" calcext:value-type="float">
            <text:p>-,442</text:p>
          </table:table-cell>
          <table:table-cell table:style-name="ce2" table:formula="of:=([.P$24]/[.$I34])*LOG( ([.P$24]/[.$I34]) ;2)" office:value-type="float" office:value="-0.360201220980831" calcext:value-type="float">
            <text:p>-,360</text:p>
          </table:table-cell>
          <table:table-cell table:style-name="ce2" table:formula="of:=([.Q$24]/[.$I34])*LOG( ([.Q$24]/[.$I34]) ;2)" office:value-type="float" office:value="-0.25754247590989" calcext:value-type="float">
            <text:p>-,258</text:p>
          </table:table-cell>
          <table:table-cell table:style-name="ce2" table:formula="of:=([.R$24]/[.$I34])*LOG( ([.R$24]/[.$I34]) ;2)" office:value-type="float" office:value="-0.136802784100545" calcext:value-type="float">
            <text:p>-,137</text:p>
          </table:table-cell>
          <table:table-cell table:style-name="ce2" table:formula="of:=([.S$24]/[.$I34])*LOG( ([.S$24]/[.$I34]) ;2)" office:value-type="float" office:value="0" calcext:value-type="float">
            <text:p>,000</text:p>
          </table:table-cell>
          <table:table-cell table:style-name="ce2" table:formula="of:=([.T$24]/[.$I34])*LOG( ([.T$24]/[.$I34]) ;2)" office:value-type="float" office:value="0.151253876124929" calcext:value-type="float">
            <text:p>,151</text:p>
          </table:table-cell>
          <table:table-cell table:style-name="ce2" table:formula="of:=([.U$24]/[.$I34])*LOG( ([.U$24]/[.$I34]) ;2)" office:value-type="float" office:value="0.315641287000553" calcext:value-type="float">
            <text:p>,316</text:p>
          </table:table-cell>
          <table:table-cell table:style-name="ce2" table:formula="of:=([.V$24]/[.$I34])*LOG( ([.V$24]/[.$I34]) ;2)" office:value-type="float" office:value="0.492065110229849" calcext:value-type="float">
            <text:p>,492</text:p>
          </table:table-cell>
          <table:table-cell table:style-name="ce2" table:formula="of:=([.W$24]/[.$I34])*LOG( ([.W$24]/[.$I34]) ;2)" office:value-type="float" office:value="0.679597558038338" calcext:value-type="float">
            <text:p>,680</text:p>
          </table:table-cell>
          <table:table-cell table:style-name="ce2" table:formula="of:=([.X$24]/[.$I34])*LOG( ([.X$24]/[.$I34]) ;2)" office:value-type="float" office:value="0.877443751081734" calcext:value-type="float">
            <text:p>,877</text:p>
          </table:table-cell>
        </table:table-row>
      </table:table>
      <table:named-expressions/>
      <table:database-ranges>
        <table:database-range table:name="__Anonymous_Sheet_DB__0" table:target-range-address="e.G3:e.L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22:45:26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3-24T23:03:58.869000000</dc:date>
    <meta:editing-duration>PT18M22S</meta:editing-duration>
    <meta:editing-cycles>4</meta:editing-cycles>
    <meta:generator>LibreOffice/6.4.7.2$Windows_x86 LibreOffice_project/639b8ac485750d5696d7590a72ef1b496725cfb5</meta:generator>
    <meta:document-statistic meta:table-count="1" meta:cell-count="260" meta:object-count="0"/>
  </office:meta>
</office:document-meta>
</file>